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style:font-style-asian="normal" style:font-weight-asian="normal"/>
    </style:style>
    <style:style style:name="P2"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officeooo:rsid="001ac616" officeooo:paragraph-rsid="001ac616" style:font-style-asian="normal" style:font-weight-asian="normal"/>
    </style:style>
    <style:style style:name="P3"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officeooo:rsid="001c2cf3" officeooo:paragraph-rsid="001c2cf3" style:font-style-asian="normal" style:font-weight-asian="normal"/>
    </style:style>
    <style:style style:name="P4"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officeooo:rsid="001ed9bf" officeooo:paragraph-rsid="001ed9bf" style:font-style-asian="normal" style:font-weight-asian="normal"/>
    </style:style>
    <style:style style:name="P5"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officeooo:rsid="001f54a8" officeooo:paragraph-rsid="001f54a8" style:font-style-asian="normal" style:font-weight-asian="normal"/>
    </style:style>
    <style:style style:name="P6"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officeooo:rsid="0020d014" officeooo:paragraph-rsid="0020d014" style:font-style-asian="normal" style:font-weight-asian="normal"/>
    </style:style>
    <style:style style:name="P7"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officeooo:rsid="002124b4" officeooo:paragraph-rsid="002124b4" style:font-style-asian="normal" style:font-weight-asian="normal"/>
    </style:style>
    <style:style style:name="P8"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officeooo:rsid="00239e06" officeooo:paragraph-rsid="00239e06" style:font-style-asian="normal" style:font-weight-asian="normal"/>
    </style:style>
    <style:style style:name="P9"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officeooo:rsid="0025af82" officeooo:paragraph-rsid="0025af82" style:font-style-asian="normal" style:font-weight-asian="normal"/>
    </style:style>
    <style:style style:name="P10"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officeooo:rsid="00284712" officeooo:paragraph-rsid="00284712" style:font-style-asian="normal" style:font-weight-asian="normal"/>
    </style:style>
    <style:style style:name="P11"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officeooo:rsid="002a1cd1" officeooo:paragraph-rsid="002a1cd1" style:font-style-asian="normal" style:font-weight-asian="normal"/>
    </style:style>
    <style:style style:name="P12"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officeooo:rsid="002be21f" officeooo:paragraph-rsid="002be21f" style:font-style-asian="normal" style:font-weight-asian="normal"/>
    </style:style>
    <style:style style:name="P13"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officeooo:rsid="002d7ebf" officeooo:paragraph-rsid="002d7ebf" style:font-style-asian="normal" style:font-weight-asian="normal"/>
    </style:style>
    <style:style style:name="P14"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officeooo:rsid="002f61fc" officeooo:paragraph-rsid="002f61fc" style:font-style-asian="normal" style:font-weight-asian="normal"/>
    </style:style>
    <style:style style:name="P15"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officeooo:rsid="00302f5f" officeooo:paragraph-rsid="00302f5f" style:font-style-asian="normal" style:font-weight-asian="normal"/>
    </style:style>
    <style:style style:name="P16"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officeooo:rsid="0033c34b" officeooo:paragraph-rsid="0033c34b" style:font-style-asian="normal" style:font-weight-asian="normal"/>
    </style:style>
    <style:style style:name="P17"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officeooo:rsid="0036b2b0" officeooo:paragraph-rsid="0036b2b0" style:font-style-asian="normal" style:font-weight-asian="normal"/>
    </style:style>
    <style:style style:name="P18"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officeooo:rsid="0037a3b0" officeooo:paragraph-rsid="0037a3b0" style:font-style-asian="normal" style:font-weight-asian="normal"/>
    </style:style>
    <style:style style:name="P19"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officeooo:rsid="003b0916" officeooo:paragraph-rsid="003b0916" style:font-style-asian="normal" style:font-weight-asian="normal"/>
    </style:style>
    <style:style style:name="P20"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font-size="18pt" fo:letter-spacing="normal" fo:font-style="normal" fo:font-weight="normal" style:font-size-asian="18pt" style:font-style-asian="normal" style:font-weight-asian="normal" style:font-size-complex="18pt"/>
    </style:style>
    <style:style style:name="P21" style:family="paragraph" style:parent-style-name="Standard">
      <style:text-properties fo:font-variant="normal" fo:text-transform="none" fo:color="#000000" loext:opacity="100%" fo:letter-spacing="normal" fo:font-style="normal" fo:font-weight="normal" style:font-style-asian="normal" style:font-weight-asian="normal"/>
    </style:style>
    <style:style style:name="P22" style:family="paragraph" style:parent-style-name="Standard">
      <style:text-properties fo:font-variant="normal" fo:text-transform="none" fo:color="#000000" loext:opacity="100%" fo:letter-spacing="normal" fo:font-style="normal" fo:font-weight="normal" officeooo:rsid="002124b4" officeooo:paragraph-rsid="002124b4" style:font-style-asian="normal" style:font-weight-asian="normal"/>
    </style:style>
    <style:style style:name="P23"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officeooo:rsid="003e0dd0" officeooo:paragraph-rsid="003e0dd0" style:font-style-asian="normal" style:font-weight-asian="normal"/>
    </style:style>
    <style:style style:name="P24"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officeooo:rsid="004d8262" officeooo:paragraph-rsid="004d8262" style:font-style-asian="normal" style:font-weight-asian="normal"/>
    </style:style>
    <style:style style:name="T1" style:family="text">
      <style:text-properties fo:font-variant="normal" fo:text-transform="none" fo:color="#000000" loext:opacity="100%" fo:letter-spacing="normal" fo:font-style="normal" fo:font-weight="normal" style:font-style-asian="normal" style:font-weight-asian="normal"/>
    </style:style>
    <style:style style:name="T2" style:family="text">
      <style:text-properties fo:font-variant="normal" fo:text-transform="none" fo:color="#000000" loext:opacity="100%" fo:letter-spacing="normal" fo:font-style="normal" fo:font-weight="normal" officeooo:rsid="0016f6f3" style:font-style-asian="normal" style:font-weight-asian="normal"/>
    </style:style>
    <style:style style:name="T3" style:family="text">
      <style:text-properties officeooo:rsid="001740fd"/>
    </style:style>
    <style:style style:name="T4" style:family="text">
      <style:text-properties officeooo:rsid="001987ba"/>
    </style:style>
    <style:style style:name="T5" style:family="text">
      <style:text-properties officeooo:rsid="001a131f"/>
    </style:style>
    <style:style style:name="T6" style:family="text">
      <style:text-properties officeooo:rsid="001be4c7"/>
    </style:style>
    <style:style style:name="T7" style:family="text">
      <style:text-properties officeooo:rsid="001d6ef7"/>
    </style:style>
    <style:style style:name="T8" style:family="text">
      <style:text-properties officeooo:rsid="0023e03d"/>
    </style:style>
    <style:style style:name="T9" style:family="text">
      <style:text-properties officeooo:rsid="002c6e9f"/>
    </style:style>
    <style:style style:name="T10" style:family="text">
      <style:text-properties officeooo:rsid="002f61fc"/>
    </style:style>
    <style:style style:name="T11" style:family="text">
      <style:text-properties officeooo:rsid="00302f5f"/>
    </style:style>
    <style:style style:name="T12" style:family="text">
      <style:text-properties officeooo:rsid="0031e567"/>
    </style:style>
    <style:style style:name="T13" style:family="text">
      <style:text-properties officeooo:rsid="0034e520"/>
    </style:style>
    <style:style style:name="T14" style:family="text">
      <style:text-properties officeooo:rsid="0039674f"/>
    </style:style>
    <style:style style:name="T15" style:family="text">
      <style:text-properties officeooo:rsid="003c4208"/>
    </style:style>
    <style:style style:name="T16" style:family="text">
      <style:text-properties officeooo:rsid="003cadde"/>
    </style:style>
    <style:style style:name="T17" style:family="text">
      <style:text-properties officeooo:rsid="003e7ae8"/>
    </style:style>
    <style:style style:name="T18" style:family="text">
      <style:text-properties officeooo:rsid="0044c05e"/>
    </style:style>
    <style:style style:name="T19" style:family="text">
      <style:text-properties officeooo:rsid="00470d7e"/>
    </style:style>
    <style:style style:name="T20" style:family="text">
      <style:text-properties officeooo:rsid="004bf45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he People’s Assembly, convening on the <text:span text:style-name="T4">18th</text:span> of <text:span text:style-name="T4">May</text:span> 202<text:span text:style-name="T3">1</text:span> under the <text:span text:style-name="T4">52nd</text:span> PA Meeting.</text:p>
      <text:p text:style-name="P1"/>
      <text:p text:style-name="P1">The Assembly, recognising the current situation,</text:p>
      <text:p text:style-name="P1"/>
      <text:p text:style-name="P2">1. To remove all secondary languages.</text:p>
      <text:p text:style-name="P2">2. To abolish all states and communities from the old server and give all the information to the PA History and Culture archive.</text:p>
      <text:p text:style-name="P2">3. <text:span text:style-name="T6">Partially implement essentials (rather than fully to avoid plugin conflicts).</text:span></text:p>
      <text:p text:style-name="P3">4. Remove the rule that “It must be made clear that Osbos is not the only city on the server”.</text:p>
      <text:p text:style-name="P3">5. Remove the International Regulation<text:span text:style-name="T7">s</text:span> “All people join the server stateless and may live in Osbos (AZU) or outside any claimed territory” and “<text:span text:style-name="T7">One may not form a community or state out of Osbos (AZU) territory</text:span>” <text:span text:style-name="T7">and</text:span> replace it with “All people join the server stateless and may live outside any claimed territory”.</text:p>
      <text:p text:style-name="P4">6. The previous ocean names get removed.</text:p>
      <text:p text:style-name="P5">7. Add the International Regulation “The PA and UN control their respective territories of Geneve and Palestine, even though these may be claimed under RedPanda_4’s nation”.</text:p>
      <text:p text:style-name="P6">8. Split the IHC into two courts:</text:p>
      <text:p text:style-name="P6">8.1. The Server Court or SC where people may appeal punishments of the CotS, this court can be convened by either:</text:p>
      <text:p text:style-name="P6">8.1.1. Both the victim and defendant agree it should convene</text:p>
      <text:p text:style-name="P6">8.1.2. 25% of active people and either the victim or defendant agree it should convene</text:p>
      <text:p text:style-name="P7">8.2 The International High Court or IHC where states, citizens, or a mix of the both can fight out international disputes</text:p>
      <text:p text:style-name="P7">8.3 All courts work with the same, current, court procedure.</text:p>
      <text:p text:style-name="P7">9. To accept both the PA (amended) and UN charters (can be found under appendixes A and B respectively).</text:p>
      <text:p text:style-name="P8">10. Make a split in the International Regulations:</text:p>
      <text:p text:style-name="P8">Intl.Reg. 1, 7, and 8 (or however altered in this motion) become server regulations <text:span text:style-name="T8">controlled by the PA</text:span>, 2-6 stay international regulations controlled by the UN.</text:p>
      <text:p text:style-name="P9">11. To revoke motion 39-5 as it is now practically unsafe to execute and revert International Regulation 4 (or however it may be numbered after and in this motion) to motion 26-3.</text:p>
      <text:p text:style-name="P10">12. The Universal Rules get split in control:</text:p>
      <text:p text:style-name="P10">Uni.Rules 1-4 are controlled by the UN, 5-6 are controlled by the PA</text:p>
      <text:p text:style-name="P11">13. Guidelines, World Heritage Sites, <text:span text:style-name="T9">and Recognised Entities</text:span> will be controlled by the UN</text:p>
      <text:p text:style-name="P11">14. CotS standards will be controlled by the CotS.</text:p>
      <text:p text:style-name="P12">15. The PA meeting norms will be controlled by the SoH and CotS (where the SoH submits a norm to the CotS which confirms or denies), the PA can have a final say on them.</text:p>
      <text:p text:style-name="P13">16. Other Regulations will be controlled both by the PA and UN, where each controls the regulations within their jurisdiction. Other Regulation 6 becomes under UN control. <text:span text:style-name="T10">Other regulation 5 gets removed and copied to the PA </text:span><text:span text:style-name="T11">meeting </text:span><text:span text:style-name="T10">norms and UN </text:span><text:span text:style-name="T11">meeting </text:span><text:span text:style-name="T10">norms.</text:span></text:p>
      <text:p text:style-name="P14">17. A list of UN <text:span text:style-name="T11">meeting </text:span>norms gets established and is controlled by the UN.</text:p>
      <text:p text:style-name="P15">18. Both the PA and UN <text:span text:style-name="T12">will have quarterly availability checks </text:span><text:span text:style-name="T18">independently</text:span><text:span text:style-name="T12">, the PA shall have it for all active players and the UN for all representatives.</text:span></text:p>
      <text:p text:style-name="P16">19. Backups will principally be held every 2 weeks, however, the frequency may change if the CotS decides so. Region files of nations, playerdata, and most configurations are to be backed up. <text:span text:style-name="T13">The CotS decide to expand the backup.</text:span></text:p>
      <text:p text:style-name="P17">20. The CotS may decide to clean up unused nether and/or end chunks.</text:p>
      <text:p text:style-name="P18">21. <text:span text:style-name="T14">Add the following to the PA meeting norms: “If the majority of votes is already in favor, and there are no votes against, a vote is able to be ended prematurely by the CotS”.</text:span></text:p>
      <text:p text:style-name="P19"><text:soft-page-break/>22. <text:span text:style-name="T15">PA meeting norms 1-9 are to be copied to the UN meeting norms, and PA norms 3 and 7 are to be altered or revoked. PA meeting norm 6 is to be revoked and not copied, Other Regulation 4 is to be both for the PA and UN, </text:span><text:span text:style-name="T16">controlled by both if one alters it, it creates a new version for itself.</text:span></text:p>
      <text:p text:style-name="P23">23. <text:span text:style-name="T17">Add to both the PA and UN meeting norms that CotS members can act as speakers if nobody else is available.</text:span></text:p>
      <text:p text:style-name="P24">24. Guideline 3 is to be revoked.</text:p>
      <text:p text:style-name="P1"/>
      <text:p text:style-name="P1">And proceeds.</text:p>
      <text:p text:style-name="P1"/>
      <text:p text:style-name="P1">Signed by,</text:p>
      <text:p text:style-name="P1">_<text:span text:style-name="T5">yoran_</text:span></text:p>
      <text:p text:style-name="P1"/>
      <text:p text:style-name="P1"/>
      <text:p text:style-name="P1"/>
      <text:p text:style-name="Standard"><text:span text:style-name="T1">[</text:span><text:span text:style-name="T2">Motion 52-2: To enact all reforms for the new server</text:span><text:span text:style-name="T1">]</text:span></text:p>
      <text:p text:style-name="P21"/>
      <text:p text:style-name="P22">APPENDIX A: PA CHARTER</text:p>
      <text:p text:style-name="P22">The Charter of the People's Assembly</text:p>
      <text:p text:style-name="P22"/>
      <text:p text:style-name="P22">Article 0: Definitions</text:p>
      <text:p text:style-name="P22"/>
      <text:p text:style-name="P22">The People's Assembly may be referred to as the PA in this document.</text:p>
      <text:p text:style-name="P22">The Council of the Server may be referred to as the CotS in this document.</text:p>
      <text:p text:style-name="P22">The Server Court may be referred to as the SC in this document.</text:p>
      <text:p text:style-name="P22">The United Nations may be referred to as the UN in this document.</text:p>
      <text:p text:style-name="P22"/>
      <text:p text:style-name="P22">Article 1: Function</text:p>
      <text:p text:style-name="P22"/>
      <text:p text:style-name="P22">1.1: The PA is made up of all active people of the server.</text:p>
      <text:p text:style-name="P22">1.2: Speakers may be elected and/or recalled by motion.</text:p>
      <text:p text:style-name="P22">1.3: There is 1 speaker of the house <text:span text:style-name="T19">who</text:span> holds technical ownership of the PA discord. It is elected with a 2/3rd majority of the PA and the endorsement of either the Leader of the CotS or the Head of the CotS.</text:p>
      <text:p text:style-name="P22">1.3.1: The position can be recalled by motion or the CotS can call for new elections (where the PA will get 1 week to prepare). If the person is recalled they must transfer power to the new speaker of the house within 24 hours, if this is not done the CotS may decide to take severe measures to defend the PA and democracy.</text:p>
      <text:p text:style-name="P22">1.3.2: The speaker of the house is a normal speaker, however, it does have the added function of controlling that the CotS commits to its tasks without inhibiting the functioning of the CotS.</text:p>
      <text:p text:style-name="P22">1.3.3: If there are changes that have to be made to the server which the CotS can not execute, the position must seriously consider the CotS’s advice and listen to the PA mandate.</text:p>
      <text:p text:style-name="P22">1.3.4: The position must be held by an active player.</text:p>
      <text:p text:style-name="P22">1.4: If a person seeks to take up a position within the PA or CotS, they must be present in the meeting discussing the motion. If they are not, the PA may adjourn the motion up to two times, unless a reason deemed valid by the PA is given by them, after which it may be revoked.</text:p>
      <text:p text:style-name="P22">1.5: People become inactive after 30 days without reason. The count of days of inactivity before one is considered inactive is frozen while the server is offline.</text:p>
      <text:p text:style-name="P22">1.6: Anyone may propose a motion to the PA on any day of the week up until 2 hours before a meeting, any motion put in after that will be debated in the next meeting. A motion must contain a title and reasoning/details.</text:p>
      <text:p text:style-name="P22">1.7: A speaker must open every debate session and make sure all members are notified in the PA discord.</text:p>
      <text:p text:style-name="P22"><text:soft-page-break/>1.8: Meetings will be held every other Tuesday and before the meeting, a list of motions that will be debated will be published in the PA discord. A meeting must have at least 15% of active people present with a minimum of 3 people with at least one speaker.</text:p>
      <text:p text:style-name="P22">1.9: Anyone can choose to follow the meetings online in the PA Discord rather than being present on the Minecraft server. If a person chooses to type it must be in the PA discord rather than the Minecraft server.</text:p>
      <text:p text:style-name="P22">1.10: Anyone can be votekicked from a meeting with 2/3rd of the vote in the meeting.</text:p>
      <text:p text:style-name="P22">1.11: The meeting can choose to revoke a motion if the motion is a repeat from a meeting in the last month or very similar to it (except for motions derived from an extraordinary meeting mandated by 1.15.3) if the meeting is in consensus.</text:p>
      <text:p text:style-name="P22">1.12: Every Wednesday active people can vote online through the PA discord.</text:p>
      <text:p text:style-name="P22">1.13: For a motion to pass it needs a majority of votes.</text:p>
      <text:p text:style-name="P22">1.14: Any active member can request an extraordinary meeting, a speaker shall organize this as soon as possible with the following requirements:</text:p>
      <text:p text:style-name="P22">1. An extraordinary meeting must at least 10% of active people present, with a minimum of 3 people, with at least one speaker.</text:p>
      <text:p text:style-name="P22">2. All active players in the PA must be contacted at least one hour before the meeting.</text:p>
      <text:p text:style-name="P22">3. All the matters discussed in an extraordinary meeting must be re-discussed and re-voted on in the next normal meeting.</text:p>
      <text:p text:style-name="P22">4. Anyone can choose to follow and/or vote online in the PA Discord rather than being present on the Minecraft server.</text:p>
      <text:p text:style-name="P22">5. All decisions made in an extraordinary meeting must be in consensus where all active players participating can vote.</text:p>
      <text:p text:style-name="P22">6. An extraordinary meeting can not change the base rules.</text:p>
      <text:p text:style-name="P22"/>
      <text:p text:style-name="P22">Article 2: The People's Assembly</text:p>
      <text:p text:style-name="P22"/>
      <text:p text:style-name="P22">2.1: The jurisdiction of the PA includes: the Technical side of the Server, Serverwide Changes not under the UN, Introduction and Environment of New Players, Server-meta, and everything not done by the UN but considered important by the CotS.</text:p>
      <text:p text:style-name="P22">2.2: The PA should minimi<text:span text:style-name="T20">s</text:span>e the impact on RP as long as the will of the PA can be executed.</text:p>
      <text:p text:style-name="P22"/>
      <text:p text:style-name="P22">Article 3: Data</text:p>
      <text:p text:style-name="P22"/>
      <text:p text:style-name="P22">3.1: The PA archive shall include all information that does not fit other channels or documents.</text:p>
      <text:p text:style-name="P22">3.2: There will be a PA History and Culture Archive.</text:p>
      <text:p text:style-name="P22"/>
      <text:p text:style-name="P22">Article 4: Council of the Server</text:p>
      <text:p text:style-name="P22"/>
      <text:p text:style-name="P22">4.1: The main tasks of the CotS are:</text:p>
      <text:p text:style-name="P22">1. Keeping the server fully functioning.</text:p>
      <text:p text:style-name="P22">2. Executing the will of the People's Assembly.</text:p>
      <text:p text:style-name="P22">3. Running the administration of the People's Assembly.</text:p>
      <text:p text:style-name="P22">4. Bringing forth the first interpretation for any enacted motion by both the PA and UN, where the respective institution may choose to overturn the interpretation.</text:p>
      <text:p text:style-name="P22">4.2: The CotS members will hold a Council of the Server role in the PA discord with all permissions.</text:p>
      <text:p text:style-name="P22">4.3: The Leader of the CotS will be _yoran_, who coordinates everything within the CotS. The Head of the CotS will be RedPanda_4, who is the representative to the PA. They together form the responsibility for the CotS.</text:p>
      <text:p text:style-name="P22">4.4: The Speaker of the House will also be a member of the CotS.</text:p>
      <text:p text:style-name="P22"><text:soft-page-break/>4.5: The Head of the CotS together with the Leader of the CotS may decide to temporarily enlist another member into the CotS if one of these disagrees with the other, the other may replace the requirement with themselves + the majority of the CotS.</text:p>
      <text:p text:style-name="P22">4.6: If either the Leader of the CotS or the Head of the CotS leaves their position, the remaining position with CotS and PA approval appoints a new person to the position.</text:p>
      <text:p text:style-name="P22">4.7: Further members may be appointed or recalled with a motion by the PA, requiring the endorsement of either the Leader of the CotS or the Head of the CotS. In case this requirement is not met, the requirements shift to be: the endorsement of the Speaker of the House and passing with 2/3rd of the PA in a vote.</text:p>
      <text:p text:style-name="P22">4.8: The PA may call upon the CotS for technical research relating to the server as long as this does not expose critical information for the SC (if so, the PA request must be delayed) or expose personal information about someone.</text:p>
      <text:p text:style-name="P22"/>
      <text:p text:style-name="P22">Article 5: Server Emergency</text:p>
      <text:p text:style-name="P22">5.1: If the CotS notices an emergency, they must act as soon as possible in accordance with their first responsibility. This may include temporarily shutting the server down.</text:p>
      <text:p text:style-name="P22">5.2: If the server is down, by either the CotS or other causes, the CotS must notify the PA as soon as possible and convene to seek a way to resolve the situation. They may choose to hold an extraordinary meeting as a result.</text:p>
      <text:p text:style-name="P22">5.3: The CotS must seek to keep the PA as informed as possible.</text:p>
      <text:p text:style-name="P22">5.3.1: The PA may call for a Q&amp;A session with the CotS. This must be organized as soon as possible, with a maximum time of 24 hours, and at least either the Leader of the CotS or the Head of the CotS must be present with a preference for both. Here questions must be answered as honestly as possible, with the exception where this may violate an SC procedure, in which case it must be delayed, or if it endangers someone’s privacy. Such a session may only be called for after 24 hours and with 24 hours in between each unless the CotS authorizes more to be held.</text:p>
      <text:p text:style-name="P22"/>
      <text:p text:style-name="P22">APPENDIX B: UN CHARTER</text:p>
      <text:p text:style-name="P22">https://docs.google.com/document/d/1V_iQw4ZDE9qqTdE9Pv3ioWMWxopQSGHHqVv5qnReQZ0/edit?usp=sharing</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l" fo:country="NL"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nl" fo:country="NL"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dc:date>2021-05-19T11:55:49.840077514</dc:date>
    <meta:editing-duration>PT2H15M57S</meta:editing-duration>
    <meta:editing-cycles>56</meta:editing-cycles>
    <meta:generator>LibreOffice/7.1.3.2$Linux_X86_64 LibreOffice_project/12a8e3cbd24a3757385a302d290655d4f3c7ebf1</meta:generator>
    <meta:document-statistic meta:table-count="0" meta:image-count="0" meta:object-count="0" meta:page-count="4" meta:paragraph-count="95" meta:word-count="2023" meta:character-count="11189" meta:non-whitespace-character-count="9261"/>
  </office:meta>
</office:document-meta>
</file>